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TcpStompClient.connectAsync( @ Nullable StompHeaders connectHeaders , StompSession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TcpStompClient.ReactorNettyTcpStompClient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StompClient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StompClient.connect( StompSession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TcpStompClient.ReactorNettyTcpStom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StompClient.ReactorNettyTcpStompClient( TcpOperations &lt; byte [ ] &gt; tc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TcpStompClient.initTcpClient( String host , int 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actorNettyTcpStompClient.connectAsync( StompSession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StompClient.connect( @ Nullable StompHeaders connectHeaders , StompSession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TcpStompCli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